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officeooo:paragraph-rsid="00141f5f"/>
    </style:style>
    <style:style style:name="P3" style:family="paragraph" style:parent-style-name="Standard">
      <style:text-properties fo:color="#ff0000" officeooo:rsid="00184437" officeooo:paragraph-rsid="00184437"/>
    </style:style>
    <style:style style:name="P4" style:family="paragraph" style:parent-style-name="Text_20_body">
      <style:text-properties officeooo:paragraph-rsid="0007decb"/>
    </style:style>
    <style:style style:name="P5" style:family="paragraph" style:parent-style-name="Text_20_body">
      <style:text-properties officeooo:rsid="000c20dd" officeooo:paragraph-rsid="0011785e"/>
    </style:style>
    <style:style style:name="P6" style:family="paragraph" style:parent-style-name="Text_20_body">
      <style:text-properties officeooo:rsid="000c20dd" officeooo:paragraph-rsid="001a26ae"/>
    </style:style>
    <style:style style:name="P7" style:family="paragraph" style:parent-style-name="Text_20_body">
      <style:text-properties officeooo:paragraph-rsid="000c20dd"/>
    </style:style>
    <style:style style:name="P8" style:family="paragraph" style:parent-style-name="Text_20_body">
      <style:text-properties officeooo:rsid="0012e013" officeooo:paragraph-rsid="0012e013"/>
    </style:style>
    <style:style style:name="P9" style:family="paragraph" style:parent-style-name="Text_20_body">
      <style:text-properties officeooo:paragraph-rsid="00141f5f"/>
    </style:style>
    <style:style style:name="P10" style:family="paragraph" style:parent-style-name="Text_20_body">
      <style:text-properties fo:color="#ff0000" officeooo:rsid="0012e013" officeooo:paragraph-rsid="0012e013"/>
    </style:style>
    <style:style style:name="P11" style:family="paragraph" style:parent-style-name="Text_20_body">
      <style:text-properties fo:color="#ff0000" officeooo:rsid="0007decb" officeooo:paragraph-rsid="0007decb"/>
    </style:style>
    <style:style style:name="P12" style:family="paragraph" style:parent-style-name="Text_20_body">
      <style:text-properties style:text-position="0% 100%" fo:font-weight="normal" style:font-weight-asian="normal" style:font-weight-complex="normal"/>
    </style:style>
    <style:style style:name="P13" style:family="paragraph" style:parent-style-name="Text_20_body">
      <style:text-properties style:text-position="0% 100%" fo:font-weight="normal" officeooo:rsid="000ab4f6" officeooo:paragraph-rsid="00141f5f" style:font-weight-asian="normal" style:font-weight-complex="normal"/>
    </style:style>
    <style:style style:name="P14" style:family="paragraph" style:parent-style-name="Text_20_body">
      <style:text-properties style:text-position="0% 100%" fo:font-weight="normal" officeooo:rsid="000c20dd" officeooo:paragraph-rsid="00141f5f" style:font-weight-asian="normal" style:font-weight-complex="normal"/>
    </style:style>
    <style:style style:name="P15" style:family="paragraph" style:parent-style-name="Text_20_body">
      <style:text-properties fo:color="#000000" officeooo:rsid="0024186d" officeooo:paragraph-rsid="0024186d"/>
    </style:style>
    <style:style style:name="P16" style:family="paragraph" style:parent-style-name="Text_20_body">
      <style:text-properties officeooo:rsid="002cf928" officeooo:paragraph-rsid="002cf928"/>
    </style:style>
    <style:style style:name="P17" style:family="paragraph" style:parent-style-name="Text_20_body">
      <style:text-properties officeooo:paragraph-rsid="0007fe50"/>
    </style:style>
    <style:style style:name="P18" style:family="paragraph" style:parent-style-name="Contents_20_1">
      <style:paragraph-properties>
        <style:tab-stops>
          <style:tab-stop style:position="14.002cm" style:type="right" style:leader-style="dotted" style:leader-text="."/>
        </style:tab-stops>
      </style:paragraph-properties>
    </style:style>
    <style:style style:name="P19" style:family="paragraph" style:parent-style-name="Contents_20_2">
      <style:paragraph-properties>
        <style:tab-stops>
          <style:tab-stop style:position="14.002cm" style:type="right" style:leader-style="dotted" style:leader-text="."/>
        </style:tab-stops>
      </style:paragraph-properties>
    </style:style>
    <style:style style:name="P20" style:family="paragraph" style:parent-style-name="Contents_20_3">
      <style:paragraph-properties>
        <style:tab-stops>
          <style:tab-stop style:position="14.002cm" style:type="right" style:leader-style="dotted" style:leader-text="."/>
        </style:tab-stops>
      </style:paragraph-properties>
    </style:style>
    <style:style style:name="P21" style:family="paragraph" style:parent-style-name="Standard" style:list-style-name="L8"/>
    <style:style style:name="P22" style:family="paragraph" style:parent-style-name="Standard" style:list-style-name="L8">
      <style:text-properties officeooo:rsid="0045a82d" officeooo:paragraph-rsid="0045a82d"/>
    </style:style>
    <style:style style:name="P23" style:family="paragraph" style:parent-style-name="Standard" style:list-style-name="L8">
      <style:text-properties officeooo:rsid="0046eb7a" officeooo:paragraph-rsid="0046eb7a"/>
    </style:style>
    <style:style style:name="P24" style:family="paragraph" style:parent-style-name="Standard">
      <style:text-properties fo:color="#ff0000"/>
    </style:style>
    <style:style style:name="P25" style:family="paragraph" style:parent-style-name="Standard" style:list-style-name="L5">
      <style:text-properties fo:color="#ff0000"/>
    </style:style>
    <style:style style:name="P26" style:family="paragraph" style:parent-style-name="Standard" style:list-style-name="L5">
      <style:text-properties fo:color="#ff0000" officeooo:rsid="004d1403" officeooo:paragraph-rsid="004d1403"/>
    </style:style>
    <style:style style:name="P27" style:family="paragraph" style:parent-style-name="Standard" style:list-style-name="L6">
      <style:text-properties fo:color="#ff0000"/>
    </style:style>
    <style:style style:name="P28" style:family="paragraph" style:parent-style-name="Standard" style:list-style-name="L6">
      <style:text-properties fo:color="#ff0000" officeooo:rsid="004d140a" officeooo:paragraph-rsid="004d140a"/>
    </style:style>
    <style:style style:name="P29" style:family="paragraph" style:parent-style-name="Standard" style:list-style-name="L6">
      <style:text-properties fo:color="#ff0000" officeooo:rsid="0051b1cf" officeooo:paragraph-rsid="0051b1cf"/>
    </style:style>
    <style:style style:name="P30" style:family="paragraph" style:parent-style-name="Standard">
      <style:text-properties fo:color="#ff0000" officeooo:paragraph-rsid="004433b1"/>
    </style:style>
    <style:style style:name="P31" style:family="paragraph" style:parent-style-name="Standard" style:list-style-name="L7">
      <style:text-properties fo:color="#ff0000"/>
    </style:style>
    <style:style style:name="P32" style:family="paragraph" style:parent-style-name="Standard" style:list-style-name="L7">
      <style:text-properties fo:color="#ff0000" officeooo:rsid="0051060f" officeooo:paragraph-rsid="0051060f"/>
    </style:style>
    <style:style style:name="P33" style:family="paragraph" style:parent-style-name="Text_20_body" style:list-style-name="L2"/>
    <style:style style:name="P34" style:family="paragraph" style:parent-style-name="Text_20_body" style:list-style-name="L2">
      <style:text-properties officeooo:rsid="001fa7b6" officeooo:paragraph-rsid="001fa7b6"/>
    </style:style>
    <style:style style:name="P35" style:family="paragraph" style:parent-style-name="Text_20_body" style:list-style-name="L2">
      <style:text-properties fo:font-weight="bold" style:font-weight-asian="bold" style:font-weight-complex="bold"/>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1">
      <style:text-properties fo:color="#000000" officeooo:rsid="0051b1cf" officeooo:paragraph-rsid="0051b1cf"/>
    </style:style>
    <style:style style:name="P39" style:family="paragraph" style:parent-style-name="Text_20_body" style:list-style-name="L1">
      <style:text-properties fo:color="#000000" officeooo:rsid="00533080" officeooo:paragraph-rsid="00533080"/>
    </style:style>
    <style:style style:name="P40" style:family="paragraph" style:parent-style-name="Text_20_body" style:list-style-name="L1">
      <style:text-properties fo:color="#000000" officeooo:rsid="00533080" officeooo:paragraph-rsid="00552f5c"/>
    </style:style>
    <style:style style:name="P41" style:family="paragraph" style:parent-style-name="Text_20_body" style:list-style-name="L1">
      <style:text-properties fo:color="#000000" officeooo:rsid="00560401" officeooo:paragraph-rsid="00560401"/>
    </style:style>
    <style:style style:name="P42" style:family="paragraph" style:parent-style-name="Text_20_body" style:list-style-name="L1">
      <style:text-properties fo:color="#000000" officeooo:rsid="0055c642" officeooo:paragraph-rsid="0055c642"/>
    </style:style>
    <style:style style:name="P43" style:family="paragraph" style:parent-style-name="Text_20_body" style:list-style-name="L1"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ext-properties fo:color="#000000" officeooo:rsid="0051b1cf" officeooo:paragraph-rsid="0057ab81"/>
    </style:style>
    <style:style style:name="P44" style:family="paragraph" style:parent-style-name="Text_20_body" style:list-style-name="L1">
      <loext:graphic-properties draw:fill="none"/>
      <style:paragraph-properties fo:margin-top="0cm" fo:margin-bottom="0.247cm" loext:contextual-spacing="false" fo:line-height="120%" fo:background-color="transparent"/>
      <style:text-properties fo:color="#000000" officeooo:rsid="0057ab81" officeooo:paragraph-rsid="0057ab81"/>
    </style:style>
    <style:style style:name="P45" style:family="paragraph" style:parent-style-name="Heading_20_1">
      <style:text-properties officeooo:rsid="0012e013" officeooo:paragraph-rsid="00132997"/>
    </style:style>
    <style:style style:name="P46" style:family="paragraph" style:parent-style-name="Heading_20_1">
      <style:text-properties officeooo:paragraph-rsid="00486a82"/>
    </style:style>
    <style:style style:name="P47" style:family="paragraph" style:parent-style-name="Heading_20_2">
      <style:text-properties officeooo:paragraph-rsid="0011785e"/>
    </style:style>
    <style:style style:name="P48" style:family="paragraph" style:parent-style-name="Heading_20_2">
      <style:text-properties officeooo:paragraph-rsid="000c20dd"/>
    </style:style>
    <style:style style:name="P49" style:family="paragraph" style:parent-style-name="Heading_20_3">
      <style:text-properties officeooo:rsid="0006d3dd" officeooo:paragraph-rsid="0006d3dd"/>
    </style:style>
    <style:style style:name="P50" style:family="paragraph" style:parent-style-name="Heading_20_3">
      <style:text-properties officeooo:paragraph-rsid="004d1403"/>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6d3dd"/>
    </style:style>
    <style:style style:name="T8" style:family="text">
      <style:text-properties officeooo:rsid="0007fe50"/>
    </style:style>
    <style:style style:name="T9" style:family="text">
      <style:text-properties officeooo:rsid="000ab4f6"/>
    </style:style>
    <style:style style:name="T10" style:family="text">
      <style:text-properties officeooo:rsid="000c20dd"/>
    </style:style>
    <style:style style:name="T11" style:family="text">
      <style:text-properties officeooo:rsid="00105722"/>
    </style:style>
    <style:style style:name="T12" style:family="text">
      <style:text-properties officeooo:rsid="0011785e"/>
    </style:style>
    <style:style style:name="T13" style:family="text">
      <style:text-properties officeooo:rsid="00132997"/>
    </style:style>
    <style:style style:name="T14" style:family="text">
      <style:text-properties officeooo:rsid="0017ecb9"/>
    </style:style>
    <style:style style:name="T15" style:family="text">
      <style:text-properties officeooo:rsid="00184437"/>
    </style:style>
    <style:style style:name="T16" style:family="text">
      <style:text-properties officeooo:rsid="001a26ae"/>
    </style:style>
    <style:style style:name="T17" style:family="text">
      <style:text-properties officeooo:rsid="001fa7b6"/>
    </style:style>
    <style:style style:name="T18" style:family="text">
      <style:text-properties officeooo:rsid="001fe778"/>
    </style:style>
    <style:style style:name="T19" style:family="text">
      <style:text-properties officeooo:rsid="0021e4e1"/>
    </style:style>
    <style:style style:name="T20" style:family="text">
      <style:text-properties officeooo:rsid="0012e013"/>
    </style:style>
    <style:style style:name="T21" style:family="text">
      <style:text-properties officeooo:rsid="002506c3"/>
    </style:style>
    <style:style style:name="T22" style:family="text">
      <style:text-properties officeooo:rsid="005604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317_1774439683" text:style-name="Index_20_Link" text:visited-style-name="Index_20_Link">Section 1: Document Overview<text:tab/>1</text:a></text:p>
          <text:p text:style-name="P19"><text:a xlink:type="simple" xlink:href="#__RefHeading___Toc219_994534510" text:style-name="Index_20_Link" text:visited-style-name="Index_20_Link">1.1 Document Purpose<text:tab/>1</text:a></text:p>
          <text:p text:style-name="P19"><text:a xlink:type="simple" xlink:href="#__RefHeading___Toc231_994534510" text:style-name="Index_20_Link" text:visited-style-name="Index_20_Link">1.2 Document Structure<text:tab/>1</text:a></text:p>
          <text:p text:style-name="P18"><text:a xlink:type="simple" xlink:href="#__RefHeading___Toc233_994534510" text:style-name="Index_20_Link" text:visited-style-name="Index_20_Link">Section 2: mytaxi Introduction<text:tab/>2</text:a></text:p>
          <text:p text:style-name="P19"><text:a xlink:type="simple" xlink:href="#__RefHeading___Toc319_1774439683" text:style-name="Index_20_Link" text:visited-style-name="Index_20_Link">2.1 Scope<text:tab/>2</text:a></text:p>
          <text:p text:style-name="P20"><text:a xlink:type="simple" xlink:href="#__RefHeading___Toc221_994534510" text:style-name="Index_20_Link" text:visited-style-name="Index_20_Link">2.2.1 Goals<text:tab/>2</text:a></text:p>
          <text:p text:style-name="P19"><text:a xlink:type="simple" xlink:href="#__RefHeading___Toc223_994534510" text:style-name="Index_20_Link" text:visited-style-name="Index_20_Link">2.3 Stakeholders Identification<text:tab/>2</text:a></text:p>
          <text:p text:style-name="P19"><text:a xlink:type="simple" xlink:href="#__RefHeading___Toc327_1774439683" text:style-name="Index_20_Link" text:visited-style-name="Index_20_Link">2.4 Glossary<text:tab/>2</text:a></text:p>
          <text:p text:style-name="P18"><text:a xlink:type="simple" xlink:href="#__RefHeading___Toc229_994534510" text:style-name="Index_20_Link" text:visited-style-name="Index_20_Link">Section 3: Requirement Analysis<text:tab/>3</text:a></text:p>
          <text:p text:style-name="P19"><text:a xlink:type="simple" xlink:href="#__RefHeading___Toc323_1774439683" text:style-name="Index_20_Link" text:visited-style-name="Index_20_Link">3.1 Domain Properties<text:tab/>4</text:a></text:p>
          <text:p text:style-name="P19"><text:a xlink:type="simple" xlink:href="#__RefHeading___Toc329_1774439683" text:style-name="Index_20_Link" text:visited-style-name="Index_20_Link">3.2 Assumptions<text:tab/>4</text:a></text:p>
          <text:p text:style-name="P19"><text:a xlink:type="simple" xlink:href="#__RefHeading___Toc235_994534510" text:style-name="Index_20_Link" text:visited-style-name="Index_20_Link">3.3 Requirements<text:tab/>4</text:a></text:p>
          <text:p text:style-name="P20"><text:a xlink:type="simple" xlink:href="#__RefHeading___Toc237_994534510" text:style-name="Index_20_Link" text:visited-style-name="Index_20_Link">3.3.1 Functional Requirements<text:tab/>4</text:a></text:p>
          <text:p text:style-name="P20"><text:a xlink:type="simple" xlink:href="#__RefHeading___Toc239_994534510" text:style-name="Index_20_Link" text:visited-style-name="Index_20_Link">3.3.2 Non Functional Requirements<text:tab/>5</text:a></text:p>
          <text:p text:style-name="P20"><text:a xlink:type="simple" xlink:href="#__RefHeading___Toc241_994534510" text:style-name="Index_20_Link" text:visited-style-name="Index_20_Link">3.3.3 Constraints<text:tab/>5</text:a></text:p>
          <text:p text:style-name="P18"><text:a xlink:type="simple" xlink:href="#__RefHeading___Toc243_994534510" text:style-name="Index_20_Link" text:visited-style-name="Index_20_Link">Section 4: Use Case Analysis<text:tab/>6</text:a></text:p>
        </text:index-body>
      </text:table-of-content>
      <text:p text:style-name="Standard"/>
      <text:p text:style-name="Standard"/>
      <text:p text:style-name="Standard"/>
      <text:h text:style-name="Heading_20_1" text:outline-level="1"><text:bookmark-start text:name="__RefHeading___Toc317_1774439683"/><text:span text:style-name="T10">Section </text:span>1: <text:span text:style-name="T12">Document Overview</text:span><text:bookmark-end text:name="__RefHeading___Toc317_1774439683"/></text:h>
      <text:h text:style-name="Heading_20_2" text:outline-level="2"><text:bookmark-start text:name="__RefHeading___Toc219_994534510"/>1.1 <text:span text:style-name="T7">Document P</text:span>urpose<text:bookmark-end text:name="__RefHeading___Toc219_994534510"/></text:h>
      <text:p text:style-name="P15">This document is the <text:span text:style-name="T20">Requirements Analysis Specification Document (RASD) </text:span>for <text:span text:style-name="T21">mytaxi, </text:span>the system that must be developed. <text:span text:style-name="T21">The purpose of this document is to describe the requirements of this system (both functional and non functional), to identify its main goals and users that will mainly interact with it, especially its stakeholders. This document will also analyze the properties of the domain in which the system will be used and the constraints that have to be respected. The main application scenarios will be analyzed to clearly explain how the system works. This document is intended for developers and other people that will work on this system and need to know the fundamental information about it.</text:span></text:p>
      <text:p text:style-name="P10"/>
      <text:h text:style-name="P47" text:outline-level="2"><text:bookmark-start text:name="__RefHeading___Toc231_994534510"/>1.<text:span text:style-name="T12">2</text:span> <text:span text:style-name="T9">Document Structure</text:span><text:bookmark-end text:name="__RefHeading___Toc231_994534510"/></text:h>
      <text:p text:style-name="P8">The Section 1 talks about what is Requirements Analysis Specification Document (RASD) and how this paper is structured. </text:p>
      <text:p text:style-name="P5">The Section <text:span text:style-name="T12">2</text:span> contains a little introduction of mytaxy service and general information such as the scope of the service, identified stakeholders and the <text:soft-page-break/>terminology used.</text:p>
      <text:p text:style-name="P6">The Section <text:span text:style-name="T12">3</text:span> is composed by the analysis of the requirements, from the domain properties to functional and non functional requirements. </text:p>
      <text:p text:style-name="P6"><text:span text:style-name="T16">Section 4 will describe use cases and will</text:span> be proposed some common scenarios <text:span text:style-name="T16">to the reader.</text:span></text:p>
      <text:h text:style-name="P45" text:outline-level="1"><text:bookmark-start text:name="__RefHeading___Toc233_994534510"/>Section 2: mytaxi <text:span text:style-name="T17">Introduction</text:span><text:bookmark-end text:name="__RefHeading___Toc233_994534510"/></text:h>
      <text:h text:style-name="Heading_20_2" text:outline-level="2"><text:bookmark-start text:name="__RefHeading___Toc319_1774439683"/><text:span text:style-name="T13">2</text:span>.<text:span text:style-name="T13">1</text:span> Scope<text:bookmark-end text:name="__RefHeading___Toc319_1774439683"/></text:h>
      <text:p text:style-name="P4">The purpose of the project is to develop a web-based service that manages the taxi service of a city.</text:p>
      <text:p text:style-name="P11">How is the situation now?</text:p>
      <text:p text:style-name="P11"/>
      <text:h text:style-name="P49" text:outline-level="3"><text:bookmark-start text:name="__RefHeading___Toc221_994534510"/><text:span text:style-name="T13">2</text:span>.2.1 Goals<text:bookmark-end text:name="__RefHeading___Toc221_994534510"/></text:h>
      <text:p text:style-name="Text_20_body">The main goals of <text:span text:style-name="T8">the proposed</text:span> service will be:</text:p>
      <text:list xml:id="list1819820159559571503" text:style-name="L1">
        <text:list-item>
          <text:p text:style-name="P38">Allow customers to make a reservation.</text:p>
        </text:list-item>
        <text:list-item>
          <text:p text:style-name="P38">Allow customers to make a request.</text:p>
        </text:list-item>
        <text:list-item>
          <text:p text:style-name="P38">Allow customers to use the system via the web-app version.</text:p>
        </text:list-item>
        <text:list-item>
          <text:p text:style-name="P38">Allow customers to use the system via the smartphone app version.</text:p>
        </text:list-item>
        <text:list-item>
          <text:p text:style-name="P39">Notify customers when an available taxi has been found.</text:p>
        </text:list-item>
        <text:list-item>
          <text:p text:style-name="P40">Guarantee a fair management of taxi queues for each taxi zone.</text:p>
        </text:list-item>
        <text:list-item>
          <text:p text:style-name="P41">Allow taxi drivers to use a mobile application to access to the system. </text:p>
        </text:list-item>
        <text:list-item>
          <text:p text:style-name="P42">Allow taxi driver<text:span text:style-name="T22">s</text:span> to accept a request.</text:p>
        </text:list-item>
        <text:list-item>
          <text:p text:style-name="P42">Allow taxi driver<text:span text:style-name="T22">s</text:span> to refuse a request.</text:p>
        </text:list-item>
      </text:list>
      <text:p text:style-name="P17"/>
      <text:h text:style-name="P48" text:outline-level="2"><text:bookmark-start text:name="__RefHeading___Toc223_994534510"/><text:span text:style-name="T13">2</text:span>.<text:span text:style-name="T10">3</text:span> <text:span text:style-name="T11">S</text:span>takeholders <text:span text:style-name="T17">Identification</text:span><text:bookmark-end text:name="__RefHeading___Toc223_994534510"/></text:h>
      <text:p text:style-name="P7">The financial stakeholder of this project is probably the taxi company, that wants to use a system to improve its service in order to satisfy its customers and to increase the number of people who use its taxi.</text:p>
      <text:p text:style-name="P16">Another possible stakeholder is the government of the city, that wants to employ mytaxi service for the same reasons explained above. The only difference is that <text:soft-page-break/>the taxis are administrated by the government and not by a private company.</text:p>
      <text:p text:style-name="P7"/>
      <text:h text:style-name="Heading_20_2" text:outline-level="2"><text:bookmark-start text:name="__RefHeading___Toc327_1774439683"/><text:span text:style-name="T13">2</text:span>.<text:span text:style-name="T10">4</text:span> Glossary<text:bookmark-end text:name="__RefHeading___Toc327_1774439683"/></text:h>
      <text:list xml:id="list2954052205778472623" text:style-name="L2">
        <text:list-item>
          <text:p text:style-name="P33"><text:span text:style-name="T5">Customer</text:span> / <text:span text:style-name="T5">Passenger</text:span><text:span text:style-name="T6">: a citizen who requires a taxi ride using the service.</text:span></text:p>
        </text:list-item>
        <text:list-item>
          <text:p text:style-name="P33"><text:span text:style-name="T5">C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34"><text:span text:style-name="T5">mytaxy</text:span><text:span text:style-name="T6">: is the service proposed in this document. </text:span></text:p>
        </text:list-item>
        <text:list-item>
          <text:p text:style-name="P35">Request<text:span text:style-name="T6">: when a customer requests for a ride to the system, this will generate a request that will be forwarded to a taxi driver, containing information about the customer (such as his/hers name and surname provided during the registration to the system, etc.) and the origin of the ride. </text:span></text:p>
        </text:list-item>
        <text:list-item>
          <text:p text:style-name="P35">Reservation<text:span text:style-name="T6">: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35">Ride<text:span text:style-name="T6">: performance made by a taxi driver that take a customer from a place to the desired destination.</text:span></text:p>
        </text:list-item>
        <text:list-item>
          <text:p text:style-name="P35">Taxi Driver<text:span text:style-name="T6">: the one who drives, and also usually owns, a taxi. He will use the service to find customers.</text:span></text:p>
        </text:list-item>
        <text:list-item>
          <text:p text:style-name="P33"><text:span text:style-name="T5">Zone</text:span><text:span text:style-name="T6">: a zone is a section which the city is divided in. Zones are 2 km</text:span><text:span text:style-name="T2">2</text:span><text:span text:style-name="T4"> wide.</text:span></text:p>
        </text:list-item>
      </text:list>
      <text:p text:style-name="P12"/>
      <text:h text:style-name="Heading_20_1" text:outline-level="1"><text:bookmark-start text:name="__RefHeading___Toc229_994534510"/><text:span text:style-name="T10">Section 3</text:span>: Requirement Analysis<text:bookmark-end text:name="__RefHeading___Toc229_994534510"/></text:h>
      <text:p text:style-name="P2">Passengers can use an app installed on their phone or a web-app to request or reserve a taxi ride. Taxi drivers will also use the same app to inform the system about their availability and to confirm requests made by customers.</text:p>
      <text:p text:style-name="P9">A customer can send a request for a performance to the system; the system will forward the request to the first taxi available. The taxi driver can accept or refuse the request: in the case of rejection the system will contact the second available <text:soft-page-break/>taxi and so on. When the request is accepted by a driver, the customer is notified with the waiting time and the code of the taxi.</text:p>
      <text:p text:style-name="P13">If a customer wants to book a ride, it can also make a reservation.</text:p>
      <text:p text:style-name="P14">If there no available taxi in the zone, the system will try to contact the three nearest taxis in the city outside the inquired zone. </text:p>
      <text:p text:style-name="P14"/>
      <text:h text:style-name="Heading_20_2" text:outline-level="2"><text:bookmark-start text:name="__RefHeading___Toc323_1774439683"/><text:span text:style-name="T13">3.1</text:span> Domain Properties<text:bookmark-end text:name="__RefHeading___Toc323_1774439683"/></text:h>
      <text:list xml:id="list1825822599607995729" text:style-name="L3">
        <text:list-item>
          <text:p text:style-name="P36">The City is divided in taxi zones.</text:p>
        </text:list-item>
        <text:list-item>
          <text:p text:style-name="P36">Zones are 2 km<text:span text:style-name="T1">2</text:span><text:span text:style-name="T3"> wide.</text:span></text:p>
        </text:list-item>
        <text:list-item>
          <text:p text:style-name="P36">The position of a taxi is known by receiving GPS coordinates of the navigator installed on it.</text:p>
        </text:list-item>
        <text:list-item>
          <text:p text:style-name="P36">A taxi is associated to a zone if its location is inside the zone's boundaries.</text:p>
        </text:list-item>
      </text:list>
      <text:p text:style-name="Text_20_body"/>
      <text:h text:style-name="Heading_20_2" text:outline-level="2"><text:bookmark-start text:name="__RefHeading___Toc329_1774439683"/><text:span text:style-name="T13">3.2</text:span> Assumptions<text:bookmark-end text:name="__RefHeading___Toc329_1774439683"/></text:h>
      <text:p text:style-name="Text_20_body">This section will clarify some points that aren't explained in the specification document.</text:p>
      <text:list xml:id="list6548339980446059844" text:style-name="L4">
        <text:list-item>
          <text:p text:style-name="P37">A navigator must be installed on every taxi, in this way the system is able to establish the position of the vehicle to assign it to a zone of the city.</text:p>
        </text:list-item>
        <text:list-item>
          <text:p text:style-name="P37">We assume that taxi drivers want to work and gain the most from their performances, so they will rarely refuse a lot of requests from customers. This implies that when a customer makes a request at least one available taxi in that zone will answer the call.</text:p>
        </text:list-item>
      </text:list>
      <text:p text:style-name="Text_20_body"/>
      <text:h text:style-name="Heading_20_2" text:outline-level="2"><text:bookmark-start text:name="__RefHeading___Toc235_994534510"/><text:span text:style-name="T14">3.3 </text:span>Requirements<text:bookmark-end text:name="__RefHeading___Toc235_994534510"/></text:h>
      <text:p text:style-name="Standard"/>
      <text:p text:style-name="Standard"/>
      <text:h text:style-name="P50" text:outline-level="3"><text:bookmark-start text:name="__RefHeading___Toc237_994534510"/>3.3.1 Functional <text:span text:style-name="T18">R</text:span>equirements<text:bookmark-end text:name="__RefHeading___Toc237_994534510"/></text:h>
      <text:list xml:id="list115930432309074" text:continue-list="list1819820159559571503" text:style-name="L1">
        <text:list-item>
          <text:list>
            <text:list-item>
              <text:list>
                <text:list-header>
                  <text:p text:style-name="P43">Allow customers to make a reservation.</text:p>
                </text:list-header>
              </text:list>
            </text:list-item>
          </text:list>
        </text:list-item>
        <text:list-item>
          <text:p text:style-name="P44">A customer can make a reservation specifying the origin and the destination of the ride.</text:p>
        </text:list-item>
        <text:list-item>
          <text:p text:style-name="P44"><text:soft-page-break/>The system will </text:p>
        </text:list-item>
      </text:list>
      <text:p text:style-name="P24">Passenger-related</text:p>
      <text:list xml:id="list2877359260305343002" text:style-name="L5">
        <text:list-item>
          <text:p text:style-name="P25">A passenger should be able to call a taxi using the application (or the web-app).</text:p>
        </text:list-item>
        <text:list-item>
          <text:p text:style-name="P25">A passenger should be able to book a ride submitting the origin of the ride, the destination and the hour.</text:p>
        </text:list-item>
        <text:list-item>
          <text:p text:style-name="P26">A passenger should be able to request a ride submitting his position.</text:p>
        </text:list-item>
      </text:list>
      <text:p text:style-name="P24">System-related</text:p>
      <text:list xml:id="list4742036910678743049" text:style-name="L6">
        <text:list-item>
          <text:p text:style-name="P27">The system should try to match in a fair way available taxis a passengers with a system of queue zone based.</text:p>
        </text:list-item>
        <text:list-item>
          <text:p text:style-name="P28">The system should submit the customer's request to the first taxi available.</text:p>
        </text:list-item>
        <text:list-item>
          <text:p text:style-name="P29">When a taxi driver refuses a request, his taxi will be </text:p>
        </text:list-item>
      </text:list>
      <text:p text:style-name="P30">Taxi Driver-related</text:p>
      <text:list xml:id="list3776084138860899150" text:style-name="L7">
        <text:list-item>
          <text:p text:style-name="P31">if chosen by the system because available, a taxi driver should be able to take in charge or refuse a passenger's request.</text:p>
        </text:list-item>
        <text:list-item>
          <text:p text:style-name="P32">The taxi driver should be able to move in which zone he wants, the system will menage the queues automatically. </text:p>
        </text:list-item>
      </text:list>
      <text:p text:style-name="Standard"/>
      <text:h text:style-name="Heading_20_3" text:outline-level="3"><text:bookmark-start text:name="__RefHeading___Toc239_994534510"/><text:span text:style-name="T14">3.3.2 </text:span>Non <text:span text:style-name="T18">F</text:span>unctional <text:span text:style-name="T18">R</text:span>equirements<text:bookmark-end text:name="__RefHeading___Toc239_994534510"/></text:h>
      <text:p text:style-name="Standard"/>
      <text:p text:style-name="P3">NEED TO BE FILLED</text:p>
      <text:p text:style-name="Standard"/>
      <text:h text:style-name="Heading_20_3" text:outline-level="3"><text:bookmark-start text:name="__RefHeading___Toc241_994534510"/><text:span text:style-name="T15">3.3.3 </text:span>Constraints<text:bookmark-end text:name="__RefHeading___Toc241_994534510"/></text:h>
      <text:list xml:id="list658574508457576372" text:style-name="L8">
        <text:list-item>
          <text:p text:style-name="P21">Internet connection is required for accessing to the service.</text:p>
        </text:list-item>
        <text:list-item>
          <text:p text:style-name="P22">The reservation must be made at least 2 house before the time of the ride.</text:p>
        </text:list-item>
        <text:list-item>
          <text:p text:style-name="P23">If the customer is using the system with the web-app version, the origin of the ride must be inserted manually.</text:p>
        </text:list-item>
      </text:list>
      <text:p text:style-name="Standard"/>
      <text:h text:style-name="P46" text:outline-level="1"><text:bookmark-start text:name="__RefHeading___Toc243_994534510"/>Section 4: Use <text:span text:style-name="T19">C</text:span>ase <text:span text:style-name="T19">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3T11:59:28.700000000</dc:date>
    <meta:editing-duration>PT8H23M55S</meta:editing-duration>
    <meta:editing-cycles>149</meta:editing-cycles>
    <meta:generator>LibreOffice/5.0.2.2$Windows_x86 LibreOffice_project/37b43f919e4de5eeaca9b9755ed688758a8251fe</meta:generator>
    <meta:document-statistic meta:table-count="0" meta:image-count="0" meta:object-count="0" meta:page-count="5" meta:paragraph-count="89" meta:word-count="1256" meta:character-count="7092" meta:non-whitespace-character-count="5953"/>
  </office:meta>
</office:document-meta>
</file>